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2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1*0.0328)" table:style-name="ce1">
            <text:p>55.9568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2*0.0328)" table:style-name="ce1">
            <text:p>44.8376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StudCenter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CSStudCenter">http://www.cs.rit.edu/~robotlab/CSStudCenter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RightPillarStair5N">http://www.cs.rit.edu/~robotlab/Righ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ortHallETopMid</text:p>
          </table:table-cell>
          <table:table-cell office:value-type="float" office:value="2232" table:style-name="ce1">
            <text:p>2232</text:p>
          </table:table-cell>
          <table:table-cell office:value-type="float" office:value="474" table:style-name="ce1">
            <text:p>474</text:p>
          </table:table-cell>
          <table:table-cell office:value-type="float" office:value="73.209600000000009" table:formula="msoxl:=(B99*0.0328)" table:style-name="ce1">
            <text:p>73.2096</text:p>
          </table:table-cell>
          <table:table-cell office:value-type="float" office:value="31.684800000000003" table:formula="msoxl:=(1440-C99)*0.0328" table:style-name="ce1">
            <text:p>31.6848</text:p>
          </table:table-cell>
          <table:table-cell office:value-type="string" table:style-name="ce2">
            <text:p>E</text:p>
          </table:table-cell>
          <table:table-cell office:value-type="string" table:style-name="ce7">
            <text:p><text:a xlink:href="http://www.cs.rit.edu/~robotlab/ShortHallETopMid">http://www.cs.rit.edu/~robotlab/ShortHallETop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WTopMid</text:p>
          </table:table-cell>
          <table:table-cell office:value-type="float" office:value="2288" table:style-name="ce1">
            <text:p>2288</text:p>
          </table:table-cell>
          <table:table-cell office:value-type="float" office:value="474" table:style-name="ce1">
            <text:p>474</text:p>
          </table:table-cell>
          <table:table-cell office:value-type="float" office:value="75.046400000000006" table:formula="msoxl:=(B100*0.0328)" table:style-name="ce1">
            <text:p>75.0464</text:p>
          </table:table-cell>
          <table:table-cell office:value-type="float" office:value="31.684800000000003" table:formula="msoxl:=(1440-C100)*0.0328" table:style-name="ce1">
            <text:p>31.6848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ShortHallWTopMid">http://www.cs.rit.edu/~robotlab/ShortHallWTop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chArea3450WBottom</text:p>
          </table:table-cell>
          <table:table-cell office:value-type="float" office:value="2288" table:style-name="ce1">
            <text:p>2288</text:p>
          </table:table-cell>
          <table:table-cell office:value-type="float" office:value="940" table:style-name="ce1">
            <text:p>940</text:p>
          </table:table-cell>
          <table:table-cell office:value-type="float" office:value="75.046400000000006" table:formula="msoxl:=(B101*0.0328)" table:style-name="ce1">
            <text:p>75.0464</text:p>
          </table:table-cell>
          <table:table-cell office:value-type="float" office:value="16.400000000000002" table:formula="msoxl:=(1440-C101)*0.0328" table:style-name="ce1">
            <text:p>16.4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TechArea3450WBottom">http://www.cs.rit.edu/~robotlab/TechArea3450WBottom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ELowerMid</text:p>
          </table:table-cell>
          <table:table-cell office:value-type="float" office:value="2232" table:style-name="ce1">
            <text:p>2232</text:p>
          </table:table-cell>
          <table:table-cell office:value-type="float" office:value="795" table:style-name="ce1">
            <text:p>795</text:p>
          </table:table-cell>
          <table:table-cell office:value-type="float" office:value="73.209600000000009" table:formula="msoxl:=(B102*0.0328)" table:style-name="ce1">
            <text:p>73.2096</text:p>
          </table:table-cell>
          <table:table-cell office:value-type="float" office:value="21.156000000000002" table:formula="msoxl:=(1440-C102)*0.0328" table:style-name="ce1">
            <text:p>21.156</text:p>
          </table:table-cell>
          <table:table-cell office:value-type="string" table:style-name="ce2">
            <text:p>E</text:p>
          </table:table-cell>
          <table:table-cell office:value-type="string" table:style-name="ce7">
            <text:p><text:a xlink:href="http://www.cs.rit.edu/~robotlab/TechArea3450WBottom">http://www.cs.rit.edu/~robotlab/ShortHallELower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WLowerMid</text:p>
          </table:table-cell>
          <table:table-cell office:value-type="float" office:value="2288" table:style-name="ce1">
            <text:p>2288</text:p>
          </table:table-cell>
          <table:table-cell office:value-type="float" office:value="832" table:style-name="ce1">
            <text:p>832</text:p>
          </table:table-cell>
          <table:table-cell office:value-type="float" office:value="75.046400000000006" table:formula="msoxl:=(B103*0.0328)" table:style-name="ce1">
            <text:p>75.0464</text:p>
          </table:table-cell>
          <table:table-cell office:value-type="float" office:value="19.942400000000003" table:formula="msoxl:=(1440-C103)*0.0328" table:style-name="ce1">
            <text:p>19.9424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ShortHallWLowerMid">http://www.cs.rit.edu/~robotlab/ShortHallWLower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ss3455RightMid</text:p>
          </table:table-cell>
          <table:table-cell office:value-type="float" office:value="2231" table:style-name="ce1">
            <text:p>2231</text:p>
          </table:table-cell>
          <table:table-cell office:value-type="float" office:value="1014" table:style-name="ce1">
            <text:p>1014</text:p>
          </table:table-cell>
          <table:table-cell office:value-type="float" office:value="73.1768" table:formula="msoxl:=(B104*0.0328)" table:style-name="ce1">
            <text:p>73.1768</text:p>
          </table:table-cell>
          <table:table-cell office:value-type="float" office:value="13.972800000000001" table:formula="msoxl:=(1440-C10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Class3455RightMid">http://www.cs.rit.edu/~robotlab/Class3455Right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chArea3450SMid</text:p>
          </table:table-cell>
          <table:table-cell office:value-type="float" office:value="2437" table:style-name="ce1">
            <text:p>2437</text:p>
          </table:table-cell>
          <table:table-cell office:value-type="float" office:value="948" table:style-name="ce1">
            <text:p>948</text:p>
          </table:table-cell>
          <table:table-cell office:value-type="float" office:value="79.933600000000013" table:formula="msoxl:=(B105*0.0328)" table:style-name="ce1">
            <text:p>79.9336</text:p>
          </table:table-cell>
          <table:table-cell office:value-type="float" office:value="16.137600000000003" table:formula="msoxl:=(1440-C105)*0.0328" table:style-name="ce1">
            <text:p>16.1376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TechArea3450SMid">http://www.cs.rit.edu/~robotlab/TechArea3450S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ss3445NMid</text:p>
          </table:table-cell>
          <table:table-cell office:value-type="float" office:value="2437" table:style-name="ce1">
            <text:p>2437</text:p>
          </table:table-cell>
          <table:table-cell office:value-type="float" office:value="1014" table:style-name="ce1">
            <text:p>1014</text:p>
          </table:table-cell>
          <table:table-cell office:value-type="float" office:value="79.933600000000013" table:formula="msoxl:=(B106*0.0328)" table:style-name="ce1">
            <text:p>79.9336</text:p>
          </table:table-cell>
          <table:table-cell office:value-type="float" office:value="13.972800000000001" table:formula="msoxl:=(1440-C10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Class3445NMid">http://www.cs.rit.edu/~robotlab/Class3445N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SL3600SMid</text:p>
          </table:table-cell>
          <table:table-cell office:value-type="float" office:value="2137" table:style-name="ce1">
            <text:p>2137</text:p>
          </table:table-cell>
          <table:table-cell office:value-type="float" office:value="941" table:style-name="ce1">
            <text:p>941</text:p>
          </table:table-cell>
          <table:table-cell office:value-type="float" office:value="70.093600000000009" table:formula="msoxl:=(B107*0.0328)" table:style-name="ce1">
            <text:p>70.0936</text:p>
          </table:table-cell>
          <table:table-cell office:value-type="float" office:value="16.3672" table:formula="msoxl:=(1440-C107)*0.0328" table:style-name="ce1">
            <text:p>16.3672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DSL3600SMid">http://www.cs.rit.edu/~robotlab/DSL3600S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CL5Mid6</text:p>
          </table:table-cell>
          <table:table-cell office:value-type="float" office:value="1540" table:style-name="ce1">
            <text:p>1540</text:p>
          </table:table-cell>
          <table:table-cell office:value-type="float" office:value="921" table:style-name="ce1">
            <text:p>921</text:p>
          </table:table-cell>
          <table:table-cell office:value-type="float" office:value="50.512000000000008" table:formula="msoxl:=(B108*0.0328)" table:style-name="ce1">
            <text:p>50.512</text:p>
          </table:table-cell>
          <table:table-cell office:value-type="float" office:value="17.023200000000003" table:formula="msoxl:=(1440-C108)*0.0328" table:style-name="ce1">
            <text:p>17.0232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ICL5Mid6">http://www.cs.rit.edu/~robotlab/ICL5Mid6</text:a></text:p>
          </table:table-cell>
          <table:table-cell table:number-columns-repeated="16377"/>
        </table:table-row>
        <table:table-row table:number-rows-repeated="10484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25T18:20:13Z</dc:date>
    <meta:editing-cycles>38</meta:editing-cycles>
    <meta:editing-duration>PT85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